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103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101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ce270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9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102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103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1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15"/>
          <table:table-cell table:style-name="ce93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93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ce270" office:value-type="float" office:value="5600000" calcext:value-type="float">
            <text:p>5600000</text:p>
          </table:table-cell>
          <table:table-cell table:style-name="ce212" office:value-type="string" calcext:value-type="string">
            <text:p>RTX 5060 Ti</text:p>
          </table:table-cell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*</text:p>
          </table:table-cell>
          <table:table-cell table:style-name="ce97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Sades Rojin</text:p>
          </table:table-cell>
          <table:table-cell office:value-type="float" office:value="500000" calcext:value-type="float">
            <text:p>50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office:value-type="string" calcext:value-type="string">
            <text:p><text:s text:c="7"/></text:p>
          </table:table-cell>
          <table:table-cell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12TB Exios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Switch</text:p>
          </table:table-cell>
          <table:table-cell office:value-type="string" calcext:value-type="string">
            <text:p>Kailh Pink silent switch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5" calcext:value-type="float">
            <text:p>25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6" calcext:value-type="float">
            <text:p>26</text:p>
          </table:table-cell>
          <table:table-cell table:style-name="ce247" office:value-type="string" calcext:value-type="string">
            <text:p>Battery Royal Kludg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5])" office:value-type="float" office:value="11038980" calcext:value-type="float">
            <text:p>11,03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568980" calcext:value-type="float">
            <text:p>8,56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2])" office:value-type="float" office:value="23760960" calcext:value-type="float">
            <text:p>23,760,9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5])-[.D65]" office:value-type="float" office:value="3653000" calcext:value-type="float">
            <text:p>3,653,0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3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8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8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9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3:.D113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3:.D107])-[.D102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8:.D119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8:.D113])-[.D104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/>
          <table:table-cell table:style-name="ce287"/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4875400" calcext:value-type="float">
            <text:p>4,875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3730500" calcext:value-type="float">
            <text:p>3,730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3594400" calcext:value-type="float">
            <text:p>3,59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2649400" calcext:value-type="float">
            <text:p>2,64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26T19:41:45.859552617</dc:date>
    <meta:editing-duration>P31DT10H10M42S</meta:editing-duration>
    <meta:editing-cycles>1097</meta:editing-cycles>
    <meta:generator>LibreOffice/25.2.4.3$Linux_X86_64 LibreOffice_project/33e196637044ead23f5c3226cde09b47731f7e27</meta:generator>
    <meta:document-statistic meta:table-count="18" meta:cell-count="1461" meta:object-count="0"/>
  </office:meta>
</office:document-meta>
</file>